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b126" officeooo:paragraph-rsid="0007b126"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bold" officeooo:rsid="0007b126" officeooo:paragraph-rsid="0007b126"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7b126" officeooo:paragraph-rsid="000c9b2f"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b126" officeooo:paragraph-rsid="0007b12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7b126" officeooo:paragraph-rsid="000b131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131a" officeooo:paragraph-rsid="000b131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c9b2f" officeooo:paragraph-rsid="000c9b2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c9b2f" officeooo:paragraph-rsid="000e243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e243e" officeooo:paragraph-rsid="000c9b2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e243e" officeooo:paragraph-rsid="000e243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0e243e" officeooo:paragraph-rsid="000e243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italic" fo:font-weight="normal" officeooo:rsid="0007b126" officeooo:paragraph-rsid="0007b126"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font-size="12pt" fo:font-style="italic" fo:font-weight="normal" officeooo:rsid="000b131a" officeooo:paragraph-rsid="000b131a"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0b131a" officeooo:paragraph-rsid="000c9b2f"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officeooo:rsid="000b131a" officeooo:paragraph-rsid="000e243e"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2pt" fo:font-style="italic" fo:font-weight="normal" officeooo:rsid="000b131a" officeooo:paragraph-rsid="00132a77"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2pt" fo:font-style="italic" fo:font-weight="normal" officeooo:rsid="000b131a" officeooo:paragraph-rsid="0015e050"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fo:font-size="12pt" fo:font-style="normal" fo:font-weight="normal" officeooo:rsid="000b131a" officeooo:paragraph-rsid="000e243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0b131a" officeooo:paragraph-rsid="00132a7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00bcf" officeooo:paragraph-rsid="00100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32a77" officeooo:paragraph-rsid="00132a7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4d508" officeooo:paragraph-rsid="0014d508"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5e050" officeooo:paragraph-rsid="0015e05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68f92" officeooo:paragraph-rsid="00168f92"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78275" officeooo:paragraph-rsid="00178275"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79ccc" officeooo:paragraph-rsid="00179cc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95a8d" officeooo:paragraph-rsid="00195a8d"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1b53a9" officeooo:paragraph-rsid="001b53a9"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bold" officeooo:rsid="00100bcf" officeooo:paragraph-rsid="00100bcf"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normal" fo:font-weight="bold" officeooo:rsid="0015e050" officeooo:paragraph-rsid="0015e050"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fo:font-weight="bold" officeooo:rsid="00179ccc" officeooo:paragraph-rsid="00179ccc"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4pt" fo:font-weight="bold" officeooo:rsid="0007b126" officeooo:paragraph-rsid="0007b126" style:font-size-asian="14pt" style:font-weight-asian="bold" style:font-size-complex="14pt" style:font-weight-complex="bold"/>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e243e" style:font-weight-asian="bold" style:font-weight-complex="bold"/>
    </style:style>
    <style:style style:name="T3" style:family="text">
      <style:text-properties officeooo:rsid="000c9b2f"/>
    </style:style>
    <style:style style:name="T4" style:family="text">
      <style:text-properties officeooo:rsid="000e243e"/>
    </style:style>
    <style:style style:name="T5" style:family="text">
      <style:text-properties officeooo:rsid="0012049a"/>
    </style:style>
    <style:style style:name="T6" style:family="text">
      <style:text-properties officeooo:rsid="0015e050"/>
    </style:style>
    <style:style style:name="T7" style:family="text">
      <style:text-properties officeooo:rsid="00168f92"/>
    </style:style>
    <style:style style:name="T8" style:family="text">
      <style:text-properties officeooo:rsid="00178275"/>
    </style:style>
    <style:style style:name="T9" style:family="text">
      <style:text-properties officeooo:rsid="001b2992"/>
    </style:style>
    <style:style style:name="T10" style:family="text">
      <style:text-properties officeooo:rsid="001b53a9"/>
    </style:style>
    <style:style style:name="T11" style:family="text">
      <style:text-properties officeooo:rsid="001bd586"/>
    </style:style>
    <style:style style:name="T12" style:family="text">
      <style:text-properties officeooo:rsid="001bf571"/>
    </style:style>
    <style:style style:name="T13" style:family="text">
      <style:text-properties officeooo:rsid="001c6984"/>
    </style:style>
    <style:style style:name="T14" style:family="text">
      <style:text-properties officeooo:rsid="001d4de4"/>
    </style:style>
    <style:style style:name="T15"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32">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list-style-name="L33">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list-style-name="L34">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list-style-name="L35">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list-style-name="L36">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list-style-name="L37">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list-style-name="L38">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list-style-name="L3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list-style-name="L40">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list-style-name="L41">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list-style-name="L42">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list-style-name="L43">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list-style-name="L44">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list-style-name="L45">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list-style-name="L46">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list-style-name="L47">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list-style-name="L48">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list-style-name="L4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list-style-name="L50">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list-style-name="L51">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list-style-name="L52">
      <style:graphic-properties draw:stroke="solid" svg:stroke-width="0cm" svg:stroke-color="#ff3333"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list-style-name="L53">
      <style:graphic-properties draw:stroke="solid" svg:stroke-width="0cm" svg:stroke-color="#ff3333"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list-style-name="L54">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list-style-name="L55">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list-style-name="L56">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list-style-name="L57">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 style:family="graphic" style:list-style-name="L58">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 style:family="graphic" style:list-style-name="L59">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list-style-name="L60">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list-style-name="L61">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62">
      <style:graphic-properties draw:stroke="solid" svg:stroke-width="0cm" svg:stroke-color="#ff3333"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list-style-name="L63">
      <style:graphic-properties draw:stroke="solid" svg:stroke-width="0cm" svg:stroke-color="#ff3333"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64">
      <style:graphic-properties draw:stroke="solid" svg:stroke-width="0cm" svg:stroke-color="#3333ff"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list-style-name="L65">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66">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67">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list-style-name="L68">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list-style-name="L69">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list-style-name="L70">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list-style-name="L71">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list-style-name="L72">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73">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list-style-name="L74">
      <style:graphic-properties draw:stroke="solid" svg:stroke-width="0cm" svg:stroke-color="#ff3333"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75">
      <style:graphic-properties draw:stroke="solid" svg:stroke-width="0cm" svg:stroke-color="#ff3333"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list-style-name="L76">
      <style:graphic-properties draw:stroke="solid" svg:stroke-width="0cm" svg:stroke-color="#0066cc"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77">
      <style:graphic-properties draw:stroke="solid" svg:stroke-width="0cm" svg:stroke-color="#0066cc"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list-style-name="L78">
      <style:graphic-properties draw:stroke="solid" svg:stroke-width="0cm" svg:stroke-color="#0066cc"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79">
      <style:graphic-properties draw:stroke="solid" svg:stroke-width="0cm" svg:stroke-color="#0066cc"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list-style-name="L80">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1" style:family="graphic" style:list-style-name="L81">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2" style:family="graphic" style:list-style-name="L82">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3" style:family="graphic" style:list-style-name="L83">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4" style:family="graphic" style:list-style-name="L84">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5" style:family="graphic" style:list-style-name="L85">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6" style:family="graphic" style:list-style-name="L86">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7" style:family="graphic" style:list-style-name="L87">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8" style:family="graphic" style:list-style-name="L88">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9" style:family="graphic" style:list-style-name="L89">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0" style:family="graphic" style:list-style-name="L90">
      <style:graphic-properties draw:stroke="solid" svg:stroke-width="0cm" svg:stroke-color="#3465af" draw:marker-start="" draw:marker-start-width="0.199cm" draw:marker-start-center="false" draw:marker-end="" draw:marker-end-width="0.199cm" draw:marker-end-center="false" draw:fill="hatch" draw:fill-color="#729fc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1" style:family="graphic" style:list-style-name="L91">
      <style:graphic-properties draw:stroke="solid" svg:stroke-width="0cm" svg:stroke-color="#3465af" draw:marker-start="" draw:marker-start-width="0.199cm" draw:marker-start-center="false" draw:marker-end="" draw:marker-end-width="0.199cm" draw:marker-end-center="false" draw:fill="hatch" draw:fill-color="#729fcf" draw:fill-hatch-name="Blue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list-style-name="L92">
      <style:graphic-properties draw:stroke="solid" svg:stroke-width="0cm" svg:stroke-color="#3465af" draw:marker-start="" draw:marker-start-width="0.199cm" draw:marker-start-center="false" draw:marker-end="" draw:marker-end-width="0.199cm" draw:marker-end-center="false" draw:fill="hatch" draw:fill-color="#729fcf" draw:fill-hatch-name="Blue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list-style-name="L93">
      <style:graphic-properties draw:stroke="solid" svg:stroke-width="0cm" svg:stroke-color="#3465af" draw:marker-start="" draw:marker-start-width="0.199cm" draw:marker-start-center="false" draw:marker-end="" draw:marker-end-width="0.199cm" draw:marker-end-center="false" draw:fill="hatch" draw:fill-color="#729fcf" draw:fill-hatch-name="Blue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list-style-name="L94">
      <style:graphic-properties draw:stroke="solid" svg:stroke-width="0cm" svg:stroke-color="#3465af" draw:marker-start="" draw:marker-start-width="0.199cm" draw:marker-start-center="false" draw:marker-end="" draw:marker-end-width="0.199cm" draw:marker-end-center="false" draw:fill="hatch" draw:fill-color="#729fcf" draw:fill-hatch-name="Blue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list-style-name="L95">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list-style-name="L96">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7" style:family="graphic" style:list-style-name="L97">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list-style-name="L98">
      <style:graphic-properties draw:stroke="solid" svg:stroke-width="0cm" svg:stroke-color="#3465af" draw:marker-start="" draw:marker-start-width="0.199cm" draw:marker-start-center="false" draw:marker-end="" draw:marker-end-width="0.199cm" draw:marker-end-center="false" draw:fill="hatch" draw:fill-color="#729fcf" draw:fill-hatch-name="Blue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9" style:family="graphic" style:list-style-name="L99">
      <style:graphic-properties draw:stroke="solid" svg:stroke-width="0cm" svg:stroke-color="#3465af" draw:marker-start="" draw:marker-start-width="0.199cm" draw:marker-start-center="false" draw:marker-end="" draw:marker-end-width="0.199cm" draw:marker-end-center="false" draw:fill="hatch" draw:fill-color="#729fcf" draw:fill-hatch-name="Blue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list-style-name="L100">
      <style:graphic-properties draw:stroke="solid" svg:stroke-width="0cm" svg:stroke-color="#3465af" draw:marker-start="" draw:marker-start-width="0.199cm" draw:marker-start-center="false" draw:marker-end="" draw:marker-end-width="0.199cm" draw:marker-end-center="false" draw:fill="hatch" draw:fill-color="#729fcf" draw:fill-hatch-name="Blue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1" style:family="graphic" style:list-style-name="L101">
      <style:graphic-properties draw:stroke="solid" svg:stroke-width="0cm" svg:stroke-color="#3465af" draw:marker-start="" draw:marker-start-width="0.199cm" draw:marker-start-center="false" draw:marker-end="" draw:marker-end-width="0.199cm" draw:marker-end-center="false" draw:fill="hatch" draw:fill-color="#729fcf" draw:fill-hatch-name="Blue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2" style:family="graphic" style:list-style-name="L102">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3" style:family="graphic" style:list-style-name="L103">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list-style-name="L104">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5" style:family="graphic" style:list-style-name="L105">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6" style:family="graphic" style:list-style-name="L106">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7" style:family="graphic" style:list-style-name="L107">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8" style:family="graphic" style:list-style-name="L108">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9" style:family="graphic" style:list-style-name="L109">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0" style:family="graphic" style:list-style-name="L110">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1" style:family="graphic" style:list-style-name="L111">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2" style:family="graphic" style:list-style-name="L112">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3" style:family="graphic" style:list-style-name="L113">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4" style:family="graphic" style:list-style-name="L114">
      <style:graphic-properties draw:stroke="solid" svg:stroke-width="0cm" svg:stroke-color="#3465af" draw:marker-start="" draw:marker-start-width="0.199cm" draw:marker-start-center="false" draw:marker-end="" draw:marker-end-width="0.199cm" draw:marker-end-center="false" draw:fill="hatch" draw:fill-color="#729fc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5" style:family="graphic" style:list-style-name="L115">
      <style:graphic-properties draw:stroke="solid" svg:stroke-width="0cm" svg:stroke-color="#3465af" draw:marker-start="" draw:marker-start-width="0.199cm" draw:marker-start-center="false" draw:marker-end="" draw:marker-end-width="0.199cm" draw:marker-end-center="false" draw:fill="hatch" draw:fill-color="#729fc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list-style-name="L116">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7" style:family="graphic" style:list-style-name="L117">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list-style-name="L118">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list-style-name="L119">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0" style:family="graphic" style:list-style-name="L120">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list-style-name="L121">
      <style:graphic-properties draw:stroke="solid" svg:stroke-width="0cm" svg:stroke-color="#3465af" draw:marker-start="" draw:marker-start-width="0.199cm" draw:marker-start-center="false" draw:marker-end="" draw:marker-end-width="0.199cm" draw:marker-end-center="false" draw:fill="hatch" draw:fill-color="#729fc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list-style-name="L122">
      <style:graphic-properties draw:stroke="solid" svg:stroke-width="0cm" svg:stroke-color="#3465af" draw:marker-start="" draw:marker-start-width="0.199cm" draw:marker-start-center="false" draw:marker-end="" draw:marker-end-width="0.199cm" draw:marker-end-center="false" draw:fill="hatch" draw:fill-color="#729fc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list-style-name="L123">
      <style:graphic-properties draw:stroke="solid" svg:stroke-width="0cm" svg:stroke-color="#3465af" draw:marker-start="" draw:marker-start-width="0.199cm" draw:marker-start-center="false" draw:marker-end="" draw:marker-end-width="0.199cm" draw:marker-end-center="false" draw:fill="hatch" draw:fill-color="#729fc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4" style:family="graphic" style:list-style-name="L124">
      <style:graphic-properties draw:stroke="solid" svg:stroke-width="0cm" svg:stroke-color="#3465af" draw:marker-start="" draw:marker-start-width="0.199cm" draw:marker-start-center="false" draw:marker-end="" draw:marker-end-width="0.199cm" draw:marker-end-center="false" draw:fill="hatch" draw:fill-color="#729fcf" draw:fill-hatch-name="Blue_20_Triple_20_90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5" style:family="graphic" style:list-style-name="L125">
      <style:graphic-properties draw:stroke="solid" svg:stroke-width="0cm" svg:stroke-color="#3465af" draw:marker-start="" draw:marker-start-width="0.199cm" draw:marker-start-center="false" draw:marker-end="" draw:marker-end-width="0.199cm" draw:marker-end-center="false" draw:fill="hatch" draw:fill-color="#729fcf" draw:fill-hatch-name="Blue_20_Triple_20_90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6" style:family="graphic" style:list-style-name="L126">
      <style:graphic-properties draw:stroke="solid" svg:stroke-width="0cm" svg:stroke-color="#3465af" draw:marker-start="" draw:marker-start-width="0.199cm" draw:marker-start-center="false" draw:marker-end="" draw:marker-end-width="0.199cm" draw:marker-end-center="false" draw:fill="hatch" draw:fill-color="#729fcf" draw:fill-hatch-name="Blue_20_Triple_20_90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list-style-name="L127">
      <style:graphic-properties draw:stroke="solid" svg:stroke-width="0cm" svg:stroke-color="#3465af" draw:marker-start="" draw:marker-start-width="0.199cm" draw:marker-start-center="false" draw:marker-end="" draw:marker-end-width="0.199cm" draw:marker-end-center="false" draw:fill="hatch" draw:fill-color="#729fcf" draw:fill-hatch-name="Blue_20_Triple_20_90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8" style:family="graphic" style:list-style-name="L128">
      <style:graphic-properties draw:stroke="solid" svg:stroke-width="0cm" svg:stroke-color="#3465af" draw:marker-start="" draw:marker-start-width="0.199cm" draw:marker-start-center="false" draw:marker-end="" draw:marker-end-width="0.199cm" draw:marker-end-center="false" draw:fill="hatch" draw:fill-color="#729fc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list-style-name="L129">
      <style:graphic-properties draw:stroke="solid" svg:stroke-width="0cm" svg:stroke-color="#3465af" draw:marker-start="" draw:marker-start-width="0.199cm" draw:marker-start-center="false" draw:marker-end="" draw:marker-end-width="0.199cm" draw:marker-end-center="false" draw:fill="hatch" draw:fill-color="#729fc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0" style:family="graphic" style:list-style-name="L130">
      <style:graphic-properties draw:stroke="solid" svg:stroke-width="0cm" svg:stroke-color="#3465af" draw:marker-start="" draw:marker-start-width="0.199cm" draw:marker-start-center="false" draw:marker-end="" draw:marker-end-width="0.199cm" draw:marker-end-center="false" draw:fill="hatch" draw:fill-color="#729fc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list-style-name="L131">
      <style:graphic-properties draw:stroke="solid" svg:stroke-width="0cm" svg:stroke-color="#3465af" draw:marker-start="" draw:marker-start-width="0.199cm" draw:marker-start-center="false" draw:marker-end="" draw:marker-end-width="0.199cm" draw:marker-end-center="false" draw:fill="hatch" draw:fill-color="#729fc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list-style-name="L132">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3" style:family="graphic" style:list-style-name="L133">
      <style:graphic-properties draw:stroke="solid" svg:stroke-width="0cm" svg:stroke-color="#3465af" draw:marker-start="" draw:marker-start-width="0.199cm" draw:marker-start-center="false" draw:marker-end="" draw:marker-end-width="0.199cm" draw:marker-end-center="false" draw:fill="hatch" draw:fill-color="#729fcf" draw:fill-hatch-name="Blue_20_Triple_20_90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list-style-name="L134">
      <style:graphic-properties draw:stroke="solid" svg:stroke-width="0cm" svg:stroke-color="#3465af" draw:marker-start="" draw:marker-start-width="0.199cm" draw:marker-start-center="false" draw:marker-end="" draw:marker-end-width="0.199cm" draw:marker-end-center="false" draw:fill="hatch" draw:fill-color="#729fcf" draw:fill-hatch-name="Blue_20_Triple_20_90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5" style:family="graphic" style:list-style-name="L135">
      <style:graphic-properties draw:stroke="solid" svg:stroke-width="0cm" svg:stroke-color="#3465af" draw:marker-start="" draw:marker-start-width="0.199cm" draw:marker-start-center="false" draw:marker-end="" draw:marker-end-width="0.199cm" draw:marker-end-center="false" draw:fill="hatch" draw:fill-color="#729fcf" draw:fill-hatch-name="Blue_20_Triple_20_90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6" style:family="graphic" style:list-style-name="L136">
      <style:graphic-properties draw:stroke="solid" svg:stroke-width="0cm" svg:stroke-color="#3465af" draw:marker-start="" draw:marker-start-width="0.199cm" draw:marker-start-center="false" draw:marker-end="" draw:marker-end-width="0.199cm" draw:marker-end-center="false" draw:fill="hatch" draw:fill-color="#729fcf" draw:fill-hatch-name="Blue_20_Triple_20_90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list-style-name="L137">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8" style:family="graphic" style:list-style-name="L138">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teilungsstrategien in einem P2P-Netzwerk</text:p>
      <text:p text:style-name="P2"/>
      <text:p text:style-name="P2"/>
      <text:p text:style-name="P32">Besonderheiten eines P2P-Computernetzwerks:</text:p>
      <text:p text:style-name="P4"/>
      <text:p text:style-name="P4">- Ein Rechner ist mit mehreren anderen Rechnern verbunden</text:p>
      <text:p text:style-name="P4">- Das Netzwerk kann strukturiert oder unstrukturiert sein</text:p>
      <text:p text:style-name="P4">- Es können jederzeit Rechner das Netzwerk verlassen</text:p>
      <text:p text:style-name="P4">- Es gilt meistens Uploadrate &lt;&lt; Downloadrate</text:p>
      <text:p text:style-name="P4"/>
      <text:p text:style-name="P4"/>
      <text:p text:style-name="P32">Problemstellung:</text:p>
      <text:p text:style-name="P32"/>
      <text:p text:style-name="P4">- Ein Rechner hat eine Datei und n Rechner wollen diese Datei herunterladen</text:p>
      <text:p text:style-name="P4">- Diese Datei soll in möglichst kurzer Zeit über ein P2P-Netzwerk verteilt werden</text:p>
      <text:p text:style-name="P4">- Es soll möglichst dezentral und sicher vor Ausfall von einzelnen Knoten sein</text:p>
      <text:p text:style-name="P4">- Jeder Rechner soll möglichst zu jeder Zeit möglichst viel uploaden (Ist nicht 100% möglich)</text:p>
      <text:p text:style-name="P4">- Ausfallsicherheit betrifft hier nur die Rechner, die die Datei herunterladen. Der Rechner mit der vollständigen Datei darf in diesem Szenario nicht „down“ gehen</text:p>
      <text:p text:style-name="P4"/>
      <text:p text:style-name="P4"/>
      <text:p text:style-name="P32">Variationen des Problems:</text:p>
      <text:p text:style-name="P32"/>
      <text:p text:style-name="P4">- Statt einem Rechner haben m-Rechner die Datei bereits vollständig und n-Rechner wollen diese Datei herunterladen</text:p>
      <text:p text:style-name="P4">- Der Algorithmus soll sich nicht ändern (Also flexibel genug sein, damit auch solche Situationen ausgeglichen werden können)</text:p>
      <text:p text:style-name="P4"/>
      <text:p text:style-name="P4"/>
      <text:p text:style-name="P32">Ziele:</text:p>
      <text:p text:style-name="P4"/>
      <text:p text:style-name="P4">- Eine Implementierung der vorgestellten Lösungsansetzen und deren Bewertung durch Benchmarks</text:p>
      <text:p text:style-name="P4">- Die Implementierung soll möglichst alltagstauglich sein und somit technische Hürden wie z.B. NAT-Traversing umgehen, damit auch unerfahrene Nutzer damit einen echten Mehrwert erlangen könn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2">Lösungsansätze:</text:p>
      <text:p text:style-name="P12"/>
      <text:p text:style-name="P12">Begriffe:</text:p>
      <text:p text:style-name="P12">- <text:span text:style-name="T1">Swarming</text:span>: Rechner, die bereits einen Teil oder alle Teile der Datei haben, helfen bei der Verbreitung.</text:p>
      <text:p text:style-name="P12">- <text:span text:style-name="T1">Chunking</text:span>: Die Datei wird in Chunks aufgeteilt. Dieses Prinzip arbeitet besonders effizient in Verbindung mit Swarming.</text:p>
      <text:p text:style-name="P4"/>
      <text:p text:style-name="P5"><text:span text:style-name="T2">1. </text:span><text:span text:style-name="T1">Klassisches Client/Server Modell:</text:span> </text:p>
      <text:p text:style-name="P5"/>
      <text:p text:style-name="P5">Nur der initiale Seed (der Rechner, der die Datei von Anfang an vollständig hat, sorgt für die Verbreitung. Es findet kein Swarming oder Chunking statt).</text:p>
      <text:p text:style-name="P7">Es herrscht eine 1:n Verteilungsschema: A darf an bel. viele Rechner parallel senden.</text:p>
      <text:p text:style-name="P4"/>
      <text:p text:style-name="P13">Bild 1 (A wäre hier der initiale Seed):</text:p>
      <text:p text:style-name="P6"/>
      <text:p text:style-name="P6"><draw:g text:anchor-type="paragraph" draw:z-index="0" draw:style-name="gr1"><draw:custom-shape draw:style-name="gr2" draw:text-style-name="P34" xml:id="id1" draw:id="id1" svg:width="1.001cm" svg:height="0.999cm" svg:x="1.998cm" svg:y="0cm"><text:p text:style-name="P33"><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4" xml:id="id3" draw:id="id3" svg:width="0.999cm" svg:height="1.001cm" svg:x="0cm" svg:y="1.9cm"><text:p text:style-name="P33"><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4" xml:id="id6" draw:id="id6" svg:width="1.001cm" svg:height="1.001cm" svg:x="0.998cm" svg:y="2.999cm"><text:p text:style-name="P33"><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4" xml:id="id4" draw:id="id4" svg:width="1.001cm" svg:height="1.001cm" svg:x="1.998cm" svg:y="3.999cm"><text:p text:style-name="P33"><text:span text:style-name="T1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4" xml:id="id2" draw:id="id2" svg:width="1.001cm" svg:height="1.001cm" svg:x="2.999cm" svg:y="2.999cm"><text:p text:style-name="P33"><text:span text:style-name="T15">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4" xml:id="id5" draw:id="id5" svg:width="1.001cm" svg:height="1.001cm" svg:x="3.999cm" svg:y="1.998cm"><text:p text:style-name="P33"><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34" draw:type="curve" svg:x1="2.852cm" svg:y1="0.852cm" svg:x2="3.5cm" svg:y2="2.999cm" draw:start-shape="id1" draw:start-glue-point="9" draw:end-shape="id2" draw:end-glue-point="4" svg:d="m2852 852c0 1720 648 647 648 2147" svg:viewBox="0 0 649 2148"><text:p/></draw:connector><draw:connector draw:style-name="gr9" draw:text-style-name="P34" draw:type="curve" svg:x1="1.998cm" svg:y1="0.499cm" svg:x2="0.499cm" svg:y2="1.9cm" draw:start-shape="id1" draw:start-glue-point="6" draw:end-shape="id3" svg:d="m1998 499c-1000 0-1499 466-1499 1401" svg:viewBox="0 0 1501 1402"><text:p/></draw:connector><draw:connector draw:style-name="gr10" draw:text-style-name="P34" draw:type="curve" svg:x1="2.499cm" svg:y1="0.998cm" svg:x2="2.499cm" svg:y2="3.999cm" draw:start-shape="id1" draw:start-glue-point="8" draw:end-shape="id4" draw:end-glue-point="4" svg:d="m2499 998v3001" svg:viewBox="0 0 2 3002"><text:p/></draw:connector><draw:connector draw:style-name="gr11" draw:text-style-name="P34" draw:type="curve" svg:x1="2.999cm" svg:y1="0.499cm" svg:x2="4.5cm" svg:y2="1.998cm" draw:start-shape="id1" draw:start-glue-point="10" draw:end-shape="id5" draw:end-glue-point="4" svg:d="m2999 499c1002 0 1501 499 1501 1499" svg:viewBox="0 0 1503 1501"><text:p/></draw:connector><draw:connector draw:style-name="gr12" draw:text-style-name="P34" draw:type="curve" svg:x1="2.145cm" svg:y1="0.852cm" svg:x2="1.499cm" svg:y2="2.999cm" draw:start-shape="id1" draw:start-glue-point="7" draw:end-shape="id6" draw:end-glue-point="4" svg:d="m2145 852c0 1720-646 647-646 2147" svg:viewBox="0 0 647 2148"><text:p/></draw:connector></draw:g></text:p>
      <text:p text:style-name="P6"/>
      <text:p text:style-name="P6"/>
      <text:p text:style-name="P6"/>
      <text:p text:style-name="P6"/>
      <text:p text:style-name="P6"/>
      <text:p text:style-name="P6"/>
      <text:p text:style-name="P6"/>
      <text:p text:style-name="P6"/>
      <text:p text:style-name="P6"/>
      <text:p text:style-name="P6"/>
      <text:p text:style-name="P6"/>
      <text:p text:style-name="P7">Bewertung:</text:p>
      <text:p text:style-name="P7"/>
      <text:p text:style-name="P7">Sei u die Uploadrate von A und L die Länge der Datei in Bytes.</text:p>
      <text:p text:style-name="P7">Somit wäre eine Verteilungszeit von n * (L/u) zu erwarten, wenn n die Anzahl der Rechner ist, die die Datei noch nicht haben. Hier also n = 5.</text:p>
      <text:p text:style-name="P7"/>
      <text:p text:style-name="P7">Fazit: </text:p>
      <text:p text:style-name="P7"/>
      <text:p text:style-name="P7">Dies ist die ineffizienteste Art der Verteilung, sofern alle Rechner das gleiche u hab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text:span text:style-name="T4">2. </text:span>Das klassische Swarming Modell:</text:p>
      <text:p text:style-name="P7"/>
      <text:p text:style-name="P7">Jeder der Rechner darf prinzipiell uploaden, sofern er die Datei hat. Außerdem herrscht ein 1:n Verteilungssystem. Wenn also ein Rechner von zwei anderen Rechnern gefragt wird, ob er ihnen die Datei schicken kann, so wird er dies auch tun. Es findet hier also Swarming statt aber kein Chunking, die Datei wird also nicht aufgeteilt.</text:p>
      <text:p text:style-name="P7"/>
      <text:p text:style-name="P14">Bild <text:span text:style-name="T3">2</text:span> (A wäre hier der initiale Seed):</text:p>
      <text:p text:style-name="P7"/>
      <text:p text:style-name="P7"><draw:g text:anchor-type="paragraph" draw:z-index="1" draw:style-name="gr1"><draw:custom-shape draw:style-name="gr13" draw:text-style-name="P34" xml:id="id7" draw:id="id7" svg:width="1.001cm" svg:height="0.999cm" svg:x="1.998cm" svg:y="0cm"><text:p text:style-name="P33"><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4" xml:id="id8" draw:id="id8" svg:width="0.999cm" svg:height="1.001cm" svg:x="0cm" svg:y="1.9cm"><text:p text:style-name="P33"><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4" xml:id="id10" draw:id="id10" svg:width="1.001cm" svg:height="1.001cm" svg:x="2.399cm" svg:y="1.6cm"><text:p text:style-name="P33"><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4" xml:id="id12" draw:id="id12" svg:width="1.001cm" svg:height="1.001cm" svg:x="1.998cm" svg:y="3.999cm"><text:p text:style-name="P33"><text:span text:style-name="T1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34" xml:id="id11" draw:id="id11" svg:width="1.001cm" svg:height="1.001cm" svg:x="2.999cm" svg:y="2.999cm"><text:p text:style-name="P33"><text:span text:style-name="T15">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34" xml:id="id9" draw:id="id9" svg:width="1.001cm" svg:height="1.001cm" svg:x="3.999cm" svg:y="1.998cm"><text:p text:style-name="P33"><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9" draw:text-style-name="P34" draw:type="curve" svg:x1="1.998cm" svg:y1="0.499cm" svg:x2="0.499cm" svg:y2="1.9cm" draw:start-shape="id7" draw:start-glue-point="6" draw:end-shape="id8" svg:d="m1998 499c-1000 0-1499 466-1499 1401" svg:viewBox="0 0 1501 1402"><text:p/></draw:connector><draw:connector draw:style-name="gr20" draw:text-style-name="P34" draw:type="curve" svg:x1="2.999cm" svg:y1="0.499cm" svg:x2="4.5cm" svg:y2="1.998cm" draw:start-shape="id7" draw:start-glue-point="10" draw:end-shape="id9" draw:end-glue-point="4" svg:d="m2999 499c1002 0 1501 499 1501 1499" svg:viewBox="0 0 1503 1501"><text:p/></draw:connector><draw:connector draw:style-name="gr21" draw:text-style-name="P34" draw:type="curve" svg:x1="2.145cm" svg:y1="0.852cm" svg:x2="2.545cm" svg:y2="1.746cm" draw:start-shape="id7" draw:start-glue-point="7" draw:end-shape="id10" draw:end-glue-point="5" svg:d="m2145 852c-974 0-1173 894 400 894" svg:viewBox="0 0 1159 896"><text:p/></draw:connector><draw:connector draw:style-name="gr22" draw:text-style-name="P34" draw:type="curve" svg:x1="0.852cm" svg:y1="2.046cm" svg:x2="2.999cm" svg:y2="3.5cm" draw:start-shape="id8" draw:start-glue-point="11" draw:end-shape="id11" draw:end-glue-point="6" svg:d="m852 2046c1720 0 647 1454 2147 1454" svg:viewBox="0 0 2148 1455"><text:p/></draw:connector><draw:connector draw:style-name="gr23" draw:text-style-name="P34" draw:type="curve" svg:x1="0.146cm" svg:y1="2.753cm" svg:x2="2.145cm" svg:y2="4.852cm" draw:start-shape="id8" draw:start-glue-point="7" draw:end-shape="id12" draw:end-glue-point="7" svg:d="m146 2753c0 1401 665 2099 1999 2099" svg:viewBox="0 0 2000 2101"><text:p/></draw:connector></draw:g></text:p>
      <text:p text:style-name="P7"/>
      <text:p text:style-name="P7"/>
      <text:p text:style-name="P7"/>
      <text:p text:style-name="P7"/>
      <text:p text:style-name="P7"/>
      <text:p text:style-name="P7"/>
      <text:p text:style-name="P7"/>
      <text:p text:style-name="P7"/>
      <text:p text:style-name="P7"/>
      <text:p text:style-name="P7"/>
      <text:p text:style-name="P7"/>
      <text:p text:style-name="P10">Bewertung:</text:p>
      <text:p text:style-name="P10"/>
      <text:p text:style-name="P10">A schickt an B, C, F die Datei, aber es fällt dennoch schnell auf, dass zu dieser Zeit die Uploadkapazitäten von allen anderen brach liegen. Sobald B die Datei hat, fragen D und E im Netzwerk herum, wer die Datei hat und „zufälligerweise“ wird B von beiden gewählt. Somit liegen alle anderen Uploadkapazitäten brach. Sprich dieses Modell <text:span text:style-name="T1">kann</text:span> unter Umständen genauso schlecht sein wie das 1. Modell. Allerdings <text:span text:style-name="T1">kann</text:span> es auch besser sein:</text:p>
      <text:p text:style-name="P10"/>
      <text:p text:style-name="P15">Bild <text:span text:style-name="T4">3</text:span> (A wäre hier der initiale Seed):</text:p>
      <text:p text:style-name="P10"/>
      <text:p text:style-name="P11"><draw:g text:anchor-type="paragraph" draw:z-index="2" draw:style-name="gr1"><draw:custom-shape draw:style-name="gr24" draw:text-style-name="P34" xml:id="id13" draw:id="id13" svg:width="1.001cm" svg:height="0.999cm" svg:x="2cm" svg:y="0cm"><text:p text:style-name="P33"><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34" xml:id="id14" draw:id="id14" svg:width="0.999cm" svg:height="1.001cm" svg:x="0.002cm" svg:y="1.9cm"><text:p text:style-name="P33"><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34" xml:id="id15" draw:id="id15" svg:width="1.001cm" svg:height="0.999cm" svg:x="5.001cm" svg:y="0cm"><text:p text:style-name="P33"><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34" xml:id="id17" draw:id="id17" svg:width="1.001cm" svg:height="1.001cm" svg:x="2cm" svg:y="3.999cm"><text:p text:style-name="P33"><text:span text:style-name="T1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34" xml:id="id16" draw:id="id16" svg:width="1.001cm" svg:height="1.001cm" svg:x="3.001cm" svg:y="2.999cm"><text:p text:style-name="P33"><text:span text:style-name="T15">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4" xml:id="id18" draw:id="id18" svg:width="1.001cm" svg:height="1.001cm" svg:x="4.001cm" svg:y="1.998cm"><text:p text:style-name="P33"><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0" draw:text-style-name="P34" draw:type="curve" svg:x1="2cm" svg:y1="0.499cm" svg:x2="0.501cm" svg:y2="1.9cm" draw:start-shape="id13" draw:start-glue-point="6" draw:end-shape="id14" svg:d="m2000 499c-1000 0-1499 466-1499 1401" svg:viewBox="0 0 1501 1402"><text:p/></draw:connector><draw:connector draw:style-name="gr31" draw:text-style-name="P34" draw:type="curve" svg:x1="3.001cm" svg:y1="0.499cm" svg:x2="5.002cm" svg:y2="0.499cm" draw:start-shape="id13" draw:start-glue-point="10" draw:end-shape="id15" draw:end-glue-point="6" svg:d="m3001 499h2001" svg:viewBox="0 0 2002 2"><text:p/></draw:connector><draw:connector draw:style-name="gr32" draw:text-style-name="P34" draw:type="curve" svg:x1="0.854cm" svg:y1="2.046cm" svg:x2="3cm" svg:y2="3.5cm" draw:start-shape="id14" draw:start-glue-point="11" draw:end-shape="id16" draw:end-glue-point="6" svg:d="m854 2046c1720 0 647 1454 2146 1454" svg:viewBox="0 0 2148 1455"><text:p/></draw:connector><draw:connector draw:style-name="gr33" draw:text-style-name="P34" draw:type="curve" svg:x1="0.148cm" svg:y1="2.753cm" svg:x2="2.147cm" svg:y2="4.852cm" draw:start-shape="id14" draw:start-glue-point="7" draw:end-shape="id17" draw:end-glue-point="7" svg:d="m148 2753c0 1401 665 2099 1999 2099" svg:viewBox="0 0 2000 2101"><text:p/></draw:connector><draw:connector draw:style-name="gr34" draw:text-style-name="P34" draw:type="curve" svg:x1="5.503cm" svg:y1="0.998cm" svg:x2="4.502cm" svg:y2="1.998cm" draw:start-shape="id15" draw:start-glue-point="8" draw:end-shape="id18" draw:end-glue-point="4" svg:d="m5503 998c0 752-1001 253-1001 1000" svg:viewBox="0 0 1002 1002"><text:p/></draw:connector></draw:g></text:p>
      <text:p text:style-name="P10"/>
      <text:p text:style-name="P7"/>
      <text:p text:style-name="P7"/>
      <text:p text:style-name="P3"/>
      <text:p text:style-name="P3"/>
      <text:p text:style-name="P3"/>
      <text:p text:style-name="P3"/>
      <text:p text:style-name="P3"/>
      <text:p text:style-name="P3"/>
      <text:p text:style-name="P3"/>
      <text:p text:style-name="P3"/>
      <text:p text:style-name="P10">Das Kernproblem bei diesem Verfahren ist die 1:n Verteilung. Wenn jeder Rechner mehrere Uploads parallel durchführen darf, kann es passieren, dass gewisse Rechner nichts hochladen. Wie eben erwähnt regiert hier in einem gewissen Maße der Zufall. Denn jeder Rechner für sich ist recht primitiv, denn es existiert kein Wissen über die Anzahl an Uploads eines Rechner<text:span text:style-name="T11">s</text:span> an andere Rechner. Somit kann jeder Rechner nur die folgende Information in Erfahrung bringen:</text:p>
      <text:p text:style-name="P10"/>
      <text:p text:style-name="P10"/>
      <text:p text:style-name="P10"/>
      <text:p text:style-name="P10"/>
      <text:p text:style-name="P10"><text:soft-page-break/>- Was für Dateien werden von wem angeboten ?</text:p>
      <text:p text:style-name="P10">→ Darauf könnten z.B. A, B, C nach dem ersten Durchgang antworten und der Rechner müsste sich für einen Rechner entscheiden (auf welcher Basis ? → Zufall ?). Daher ist dieses System nicht kalkulierbar. Man kann lediglich sagen, was die obere und untere Schranke ist.</text:p>
      <text:p text:style-name="P10"/>
      <text:p text:style-name="P10">→ Die obere Schranke ist sicherlich das Modell 1. Schlechter als Client/Server kann es nicht sein, sofern man Overhead bei der Statuskommunikation außer Acht lässt.</text:p>
      <text:p text:style-name="P9"/>
      <text:p text:style-name="P9">→ Die untere Schranke ist das im folgenden vorgestellten Verfahren. </text:p>
      <text:p text:style-name="P9"/>
      <text:p text:style-name="P9"/>
      <text:p text:style-name="P3"><text:span text:style-name="T6">3. </text:span>Logarithmisches Verteilungssystem:</text:p>
      <text:p text:style-name="P7"/>
      <text:p text:style-name="P8">Jeder Rechner ist prinzipiell dazu berechtigt die Datei <text:span text:style-name="T4">an jeden Rechner zu schicken, sofern diese in Besitz ist. Also wird Swarming verwendet. Allerdings gibt es eine wichtige Änderung. Es herrscht nunmehr ein 1:1 </text:span>Verteilungssystem<text:span text:style-name="T4">. Das heißt, wenn ein Rechner gerade am Uploaden ist, so wird er nicht mehr in der Liste der Rechner auftauchen, die die Datei anbieten können.</text:span></text:p>
      <text:p text:style-name="P8"/>
      <text:p text:style-name="P15"><text:span text:style-name="T4">Bild 4 (A wäre hier der initiale Seed):</text:span></text:p>
      <text:p text:style-name="P15"/>
      <text:p text:style-name="P15"><draw:g text:anchor-type="paragraph" draw:z-index="3" draw:style-name="gr1"><draw:custom-shape draw:style-name="gr35" draw:text-style-name="P34" xml:id="id19" draw:id="id19" svg:width="0.999cm" svg:height="1.001cm" svg:x="0cm" svg:y="0.998cm"><text:p text:style-name="P33"><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4" xml:id="id20" draw:id="id20" svg:width="1.001cm" svg:height="1.001cm" svg:x="0.998cm" svg:y="2.999cm"><text:p text:style-name="P33"><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34" xml:id="id22" draw:id="id22" svg:width="1.001cm" svg:height="1.001cm" svg:x="1.998cm" svg:y="0.998cm"><text:p text:style-name="P33"><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34" xml:id="id21" draw:id="id21" svg:width="1.001cm" svg:height="1.001cm" svg:x="1.998cm" svg:y="4.999cm"><text:p text:style-name="P33"><text:span text:style-name="T1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 draw:text-style-name="P34" xml:id="id26" draw:id="id26" svg:width="1.001cm" svg:height="0.999cm" svg:x="3.999cm" svg:y="0cm"><text:p text:style-name="P33"><text:span text:style-name="T15">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4" xml:id="id25" draw:id="id25" svg:width="1.001cm" svg:height="1.001cm" svg:x="3.999cm" svg:y="1.998cm"><text:p text:style-name="P33"><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34" xml:id="id24" draw:id="id24" svg:width="1.001cm" svg:height="1.001cm" svg:x="3.999cm" svg:y="3.999cm"><text:p text:style-name="P33"><text:span text:style-name="T15">G</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34" xml:id="id23" draw:id="id23" svg:width="1.001cm" svg:height="1.001cm" svg:x="3.999cm" svg:y="5.999cm"><text:p text:style-name="P33"><text:span text:style-name="T15">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3" draw:text-style-name="P34" draw:type="curve" svg:x1="0.499cm" svg:y1="1.998cm" svg:x2="1.145cm" svg:y2="3.145cm" draw:start-shape="id19" draw:start-glue-point="8" draw:end-shape="id20" draw:end-glue-point="5" svg:d="m499 1998c0 766 215 1147 646 1147" svg:viewBox="0 0 647 1148"><text:p/></draw:connector><draw:connector draw:style-name="gr44" draw:text-style-name="P34" draw:type="curve" svg:x1="1.499cm" svg:y1="3.999cm" svg:x2="2.145cm" svg:y2="5.145cm" draw:start-shape="id20" draw:start-glue-point="8" draw:end-shape="id21" draw:end-glue-point="5" svg:d="m1499 3999c0 765 215 1146 646 1146" svg:viewBox="0 0 647 1148"><text:p/></draw:connector><draw:connector draw:style-name="gr45" draw:text-style-name="P34" draw:type="curve" svg:x1="0.998cm" svg:y1="1.499cm" svg:x2="1.998cm" svg:y2="1.499cm" draw:start-shape="id19" draw:start-glue-point="10" draw:end-shape="id22" draw:end-glue-point="6" svg:d="m998 1499h1000" svg:viewBox="0 0 1002 2"><text:p/></draw:connector><draw:connector draw:style-name="gr46" draw:text-style-name="P34" draw:type="curve" svg:x1="2.852cm" svg:y1="5.853cm" svg:x2="3.999cm" svg:y2="6.5cm" draw:start-shape="id21" draw:start-glue-point="9" draw:end-shape="id23" draw:end-glue-point="6" svg:d="m2852 5853c0 432 381 647 1147 647" svg:viewBox="0 0 1148 649"><text:p/></draw:connector><draw:connector draw:style-name="gr47" draw:text-style-name="P34" draw:type="curve" svg:x1="1.852cm" svg:y1="3.852cm" svg:x2="3.999cm" svg:y2="4.5cm" draw:start-shape="id20" draw:start-glue-point="9" draw:end-shape="id24" draw:end-glue-point="6" svg:d="m1852 3852c1720 0 647 648 2147 648" svg:viewBox="0 0 2148 649"><text:p/></draw:connector><draw:connector draw:style-name="gr48" draw:text-style-name="P34" draw:type="curve" svg:x1="2.852cm" svg:y1="1.852cm" svg:x2="3.999cm" svg:y2="2.499cm" draw:start-shape="id22" draw:start-glue-point="9" draw:end-shape="id25" draw:end-glue-point="6" svg:d="m2852 1852c0 432 381 647 1147 647" svg:viewBox="0 0 1148 649"><text:p/></draw:connector><draw:connector draw:style-name="gr49" draw:text-style-name="P34" draw:type="curve" svg:x1="0.499cm" svg:y1="0.998cm" svg:x2="4.145cm" svg:y2="0.146cm" draw:start-shape="id19" draw:start-glue-point="4" draw:end-shape="id26" draw:end-glue-point="5" svg:d="m499 998c0-568 1216-852 3646-852" svg:viewBox="0 0 3648 854"><text:p/></draw:connector></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20"><text:span text:style-name="T4">D</text:span>ie Farben kennzeichnen die Stufen der Verteilung:</text:p>
      <text:p text:style-name="P20">Schwarz ist Stufe 1, Rot Stufe 2 und Blau Stufe <text:s/>3.</text:p>
      <text:p text:style-name="P20"/>
      <text:p text:style-name="P20">Obwohl die Tatsächliche Verteilung geringfügig anderes verlaufen kann (z.B. könnte A an D und B an C in Stufe 2 senden, aber das spielt keine Rolle), allerdings bleibt stets das Hauptmerkmal erhalten:</text:p>
      <text:p text:style-name="P20"/>
      <text:p text:style-name="P20">In jedem Schritt wird die Anzahl der Rechner, die uploaden, in jedem Schritt verdoppelt. Damit ergibt sich eine Gesamtkomplexität von log2(n) wobei n die Anzahl aller Rechner im Netzwerk ist.</text:p>
      <text:p text:style-name="P20"/>
      <text:p text:style-name="P20"/>
      <text:p text:style-name="P20"/>
      <text:p text:style-name="P20"/>
      <text:p text:style-name="P20"/>
      <text:p text:style-name="P20"/>
      <text:p text:style-name="P20"/>
      <text:p text:style-name="P20"><text:soft-page-break/>Bewertung: </text:p>
      <text:p text:style-name="P20"/>
      <text:p text:style-name="P20">Dieses Verteilungschema hat immense Vorteile:</text:p>
      <text:p text:style-name="P20">Es ist sehr leicht zu implementieren, lediglich eine if-Abfrage genügt, um den Rechner vom Anbieten seiner Datei abzuhalten (if uploading → do not announce file).</text:p>
      <text:p text:style-name="P20"/>
      <text:p text:style-name="P20"/>
      <text:p text:style-name="P20">Als Vergleich: Angenommen ein großes P2P Netzwerk will eine Datei übertragen, die von A nach B 1 Stunde braucht und das Netzwerk besteht aus 100 Rechnern:</text:p>
      <text:p text:style-name="P20"/>
      <text:p text:style-name="P20">Im ersten Modell wird dafür 100 Stunden benötigt, bei Idealbedingungen.</text:p>
      <text:p text:style-name="P20">Im zweiten Modell wird dafür nur noch log2(100) benötigt: 6.64 Stunden. Das ist eine Verbesserung von 1500%, nur Dank einer if-Abfrage.</text:p>
      <text:p text:style-name="P20"/>
      <text:p text:style-name="P20"/>
      <text:p text:style-name="P20"/>
      <text:p text:style-name="P29">Vorläufiges Fazit:</text:p>
      <text:p text:style-name="P29"/>
      <text:p text:style-name="P20">Die letzte Methode hat viele Vorteile:</text:p>
      <text:p text:style-name="P20">- Leicht zu implementieren</text:p>
      <text:p text:style-name="P20">- Stets gleiche Erwartungswerte (log2(n) gilt immer, egal wer wann wie sendet, falls u konstant und kein Ausfall der Knoten herrscht)</text:p>
      <text:p text:style-name="P20">- Enormer Speedup</text:p>
      <text:p text:style-name="P20"/>
      <text:p text:style-name="P20"/>
      <text:p text:style-name="P20">Nachteile:</text:p>
      <text:p text:style-name="P20">- Der Speedup ist immer noch zu wenig verglichen mit dem was theoretisch möglich wäre.</text:p>
      <text:p text:style-name="P20">- Der Upload viele<text:span text:style-name="T11">r</text:span> Rechner bleibt am Anfang ungenutzt. Hier geht wertvolle Zeit verloren,</text:p>
      <text:p text:style-name="P20">das hat vor <text:span text:style-name="T11">A</text:span>llem damit zu tun, dass kein Chunking betrieben wird. Näheres dazu gleich.</text:p>
      <text:p text:style-name="P20"/>
      <text:p text:style-name="P20"/>
      <text:p text:style-name="P20"/>
      <text:p text:style-name="P29">Chunking:</text:p>
      <text:p text:style-name="P29"/>
      <text:p text:style-name="P20">Bislang wurden alle Dateien als komplett angesehen, entweder man hat die gesamte Datei oder eben nicht. Obwohl dies leicht zu implementieren ist und mit Hilfe von log-Verteilung dennoch zu relativ guten Ergebnissen führt und im allgemeinen auch sehr gut skaliert, so muss eben zu Beginn die gesamte Datei mehrmals übertragen werden, bevor ein Großteil der Rechner überhaupt anfängt, den eigenen Upload zu nutzen um die Datei zu verbreiten.</text:p>
      <text:p text:style-name="P20"/>
      <text:p text:style-name="P20">Mit Chunking kann man diesen Effekt drastisch und theoretisch bel. stark reduzieren, <text:span text:style-name="T5">da die Anfangsphase bel. kurz gemacht werden kann. Allerdings nur theoretisch, da bei höherem Chunking-Grad auch die Anzahl der Statusnachrichten ansteigt, die benötigt werden um die einzelnen Rechner zu organisieren.</text:span></text:p>
      <text:p text:style-name="P20"/>
      <text:p text:style-name="P21"><text:span text:style-name="T5">D</text:span>as nächste Modell ist erstmal nur theoretisch um die untere Grenze zu veranschaulichen, die überhaupt möglich ist, ähnlich wie beim vergleichs-orientierten Sortieren (n log n).</text:p>
      <text:p text:style-name="P21"/>
      <text:p text:style-name="P21"/>
      <text:p text:style-name="P21"/>
      <text:p text:style-name="P21"/>
      <text:p text:style-name="P21"/>
      <text:p text:style-name="P16"><text:soft-page-break/><text:span text:style-name="T4">Bild 5 (Verteilungsmatrix):</text:span></text:p>
      <text:p text:style-name="P16"/>
      <text:p text:style-name="P16"><draw:g text:anchor-type="paragraph" draw:z-index="4" draw:style-name="gr1"><draw:line draw:style-name="gr50" draw:text-style-name="P34" svg:x1="0.002cm" svg:y1="0.002cm" svg:x2="0.002cm" svg:y2="3.002cm"><text:p/></draw:line><draw:line draw:style-name="gr51" draw:text-style-name="P34" svg:x1="1.002cm" svg:y1="0.002cm" svg:x2="1.002cm" svg:y2="3.002cm"><text:p/></draw:line><draw:line draw:style-name="gr52" draw:text-style-name="P34" svg:x1="2.002cm" svg:y1="0.002cm" svg:x2="2.002cm" svg:y2="3.002cm"><text:p/></draw:line><draw:line draw:style-name="gr53" draw:text-style-name="P34" svg:x1="3.002cm" svg:y1="0.002cm" svg:x2="3.002cm" svg:y2="3.002cm"><text:p/></draw:line><draw:line draw:style-name="gr54" draw:text-style-name="P34" svg:x1="4.003cm" svg:y1="0.002cm" svg:x2="4.003cm" svg:y2="3.002cm"><text:p/></draw:line><draw:line draw:style-name="gr55" draw:text-style-name="P34" svg:x1="5.003cm" svg:y1="0.002cm" svg:x2="5.003cm" svg:y2="3.002cm"><text:p/></draw:line><draw:line draw:style-name="gr56" draw:text-style-name="P34" svg:x1="0.002cm" svg:y1="0.002cm" svg:x2="5.002cm" svg:y2="0.002cm"><text:p/></draw:line><draw:line draw:style-name="gr57" draw:text-style-name="P34" svg:x1="0.002cm" svg:y1="1.002cm" svg:x2="5.002cm" svg:y2="1.002cm"><text:p/></draw:line><draw:line draw:style-name="gr58" draw:text-style-name="P34" svg:x1="0.002cm" svg:y1="2.002cm" svg:x2="5.002cm" svg:y2="2.002cm"><text:p/></draw:line><draw:line draw:style-name="gr59" draw:text-style-name="P34" svg:x1="0.002cm" svg:y1="3.002cm" svg:x2="5.002cm" svg:y2="3.002cm"><text:p/></draw:line><draw:custom-shape draw:style-name="gr60" draw:text-style-name="P34" svg:width="1.001cm" svg:height="1.001cm" svg:x="0.002cm" svg:y="0.002cm"><text:p/><draw:enhanced-geometry svg:viewBox="0 0 21600 21600" draw:type="rectangle" draw:enhanced-path="M 0 0 L 21600 0 21600 21600 0 21600 0 0 Z N"/></draw:custom-shape><draw:custom-shape draw:style-name="gr61" draw:text-style-name="P34" svg:width="0.301cm" svg:height="1.001cm" svg:x="1.002cm" svg:y="1.002cm"><text:p/><draw:enhanced-geometry svg:viewBox="0 0 21600 21600" draw:type="rectangle" draw:enhanced-path="M 0 0 L 21600 0 21600 21600 0 21600 0 0 Z N"/></draw:custom-shape><draw:custom-shape draw:style-name="gr62" draw:text-style-name="P34" svg:width="0.202cm" svg:height="1.001cm" svg:x="2.302cm" svg:y="1.002cm"><text:p/><draw:enhanced-geometry svg:viewBox="0 0 21600 21600" draw:type="rectangle" draw:enhanced-path="M 0 0 L 21600 0 21600 21600 0 21600 0 0 Z N"/></draw:custom-shape><draw:custom-shape draw:style-name="gr63" draw:text-style-name="P34" svg:width="0.2cm" svg:height="1.001cm" svg:x="3.503cm" svg:y="1.002cm"><text:p/><draw:enhanced-geometry svg:viewBox="0 0 21600 21600" draw:type="rectangle" draw:enhanced-path="M 0 0 L 21600 0 21600 21600 0 21600 0 0 Z N"/></draw:custom-shape><draw:custom-shape draw:style-name="gr64" draw:text-style-name="P34" svg:width="0.301cm" svg:height="1.001cm" svg:x="4.703cm" svg:y="1.002cm"><text:p/><draw:enhanced-geometry svg:viewBox="0 0 21600 21600" draw:type="rectangle" draw:enhanced-path="M 0 0 L 21600 0 21600 21600 0 21600 0 0 Z N"/></draw:custom-shape><draw:custom-shape draw:style-name="gr65" draw:text-style-name="P34" xml:id="id27" draw:id="id27" svg:width="0.101cm" svg:height="0.101cm" svg:x="5.202cm" svg:y="0.4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4" xml:id="id28" draw:id="id28" svg:width="0.101cm" svg:height="0.1cm" svg:x="5.202cm" svg:y="1.503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7" draw:text-style-name="P34" draw:type="curve" svg:x1="5.302cm" svg:y1="0.452cm" svg:x2="5.302cm" svg:y2="1.552cm" draw:start-shape="id27" draw:start-glue-point="10" draw:end-shape="id28" draw:end-glue-point="10" svg:d="m5302 452c752 0 752 1100 0 1100" svg:viewBox="0 0 566 1102"><text:p text:style-name="P33"><text:span text:style-name="T15"><text:s text:c="6"/></text:span><text:span text:style-name="T15">T</text:span></text:p></draw:connector><draw:custom-shape draw:style-name="gr68" draw:text-style-name="P34" svg:width="1.001cm" svg:height="1.001cm" svg:x="1.002cm" svg:y="2.002cm"><text:p/><draw:enhanced-geometry svg:viewBox="0 0 21600 21600" draw:type="rectangle" draw:enhanced-path="M 0 0 L 21600 0 21600 21600 0 21600 0 0 Z N"/></draw:custom-shape><draw:custom-shape draw:style-name="gr69" draw:text-style-name="P34" svg:width="1.001cm" svg:height="1.001cm" svg:x="2.002cm" svg:y="2.002cm"><text:p/><draw:enhanced-geometry svg:viewBox="0 0 21600 21600" draw:type="rectangle" draw:enhanced-path="M 0 0 L 21600 0 21600 21600 0 21600 0 0 Z N"/></draw:custom-shape><draw:custom-shape draw:style-name="gr70" draw:text-style-name="P34" svg:width="1.001cm" svg:height="1.001cm" svg:x="3.002cm" svg:y="2.002cm"><text:p/><draw:enhanced-geometry svg:viewBox="0 0 21600 21600" draw:type="rectangle" draw:enhanced-path="M 0 0 L 21600 0 21600 21600 0 21600 0 0 Z N"/></draw:custom-shape><draw:custom-shape draw:style-name="gr71" draw:text-style-name="P34" svg:width="1.001cm" svg:height="1.001cm" svg:x="4.003cm" svg:y="2.002cm"><text:p/><draw:enhanced-geometry svg:viewBox="0 0 21600 21600" draw:type="rectangle" draw:enhanced-path="M 0 0 L 21600 0 21600 21600 0 21600 0 0 Z N"/></draw:custom-shape><draw:custom-shape draw:style-name="gr72" draw:text-style-name="P34" xml:id="id29" draw:id="id29" svg:width="0.101cm" svg:height="0.1cm" svg:x="5.202cm" svg:y="2.503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3" draw:text-style-name="P34" draw:type="curve" svg:x1="5.302cm" svg:y1="1.552cm" svg:x2="5.302cm" svg:y2="2.552cm" draw:start-shape="id28" draw:start-glue-point="10" draw:end-shape="id29" draw:end-glue-point="10" svg:d="m5302 1552c752 0 752 1000 0 1000" svg:viewBox="0 0 566 1002"><text:p text:style-name="P33"><text:span text:style-name="T15"><text:s text:c="10"/></text:span><text:span text:style-name="T15">¾ T</text:span></text:p></draw:connector></draw:g></text:p>
      <text:p text:style-name="P16"/>
      <text:p text:style-name="P16"/>
      <text:p text:style-name="P16"/>
      <text:p text:style-name="P16"/>
      <text:p text:style-name="P16"/>
      <text:p text:style-name="P16"/>
      <text:p text:style-name="P16"/>
      <text:p text:style-name="P19"/>
      <text:p text:style-name="P22">Rot ist hier der initiale Seed A. A schickt innerhalb der Zeit T an n Rechner 1/n Bytes der Datei. Alle diese Teile sind disjunkt.</text:p>
      <text:p text:style-name="P22"/>
      <text:p text:style-name="P22">Im zweiten Schritt sendet jeder Rechner seinen Teil an n-1 Rechner und schickt somit insgesamt <text:s/>(n-1)*(1/n) Bytes. Also (n – 1) / n. Im Beispiel oben ist n = 4. Daher (4-1)/4 = ¾.</text:p>
      <text:p text:style-name="P22"/>
      <text:p text:style-name="P22">Selbst dieses System hat eine Schwäche, denn der Upload von A liegt brach während der ¾ T Phase.</text:p>
      <text:p text:style-name="P22"/>
      <text:p text:style-name="P22">Man erkennt aber direkt eine logische untere Grenze, denn niemals kann es schneller als T gehen, denn die Datei muss ja A komplett verlassen, sonst könnte sie niemals im Netzwerk vollständig verteilt werden.</text:p>
      <text:p text:style-name="P22"/>
      <text:p text:style-name="P22">D.h. aber: Dieses System ist in der Lage eine bel. große Datei in 7/4T vollständig zu übertragen.</text:p>
      <text:p text:style-name="P22">Möchte man nun n variabel halten, so kommt man auf die Formel:</text:p>
      <text:p text:style-name="P22"/>
      <text:p text:style-name="P22">T + T((n-1)/n) = (1 – 1/n)T + T = T – T/n + T = 2T – T/n.</text:p>
      <text:p text:style-name="P22">Das ist schon ziemlich gut, da wir garantieren können, dass stets weniger als 2T benötigt wird.</text:p>
      <text:p text:style-name="P22"/>
      <text:p text:style-name="P22">Aber wie bereits erwähnt ist auch das oben beschriebene System nicht perfekt, da:</text:p>
      <text:p text:style-name="P22">- Der Upload der <text:span text:style-name="T12">Rechner</text:span> liegt brach für die erste T-Phase.</text:p>
      <text:p text:style-name="P22">- Der Upload von A liegt brach nach der T-Phase.</text:p>
      <text:p text:style-name="P22"/>
      <text:p text:style-name="P22">Lösung ? Mehr Chunks und frühere Verteilung durch die Clienten!</text:p>
      <text:p text:style-name="P17"><text:span text:style-name="T4">Bild 6 (Verteilungsmatrix 2, mehrere Chunks):</text:span></text:p>
      <text:p text:style-name="P22"/>
      <text:p text:style-name="P22"><draw:g text:anchor-type="paragraph" draw:z-index="5" draw:style-name="gr1"><draw:line draw:style-name="gr74" draw:text-style-name="P34" svg:x1="0.002cm" svg:y1="0.001cm" svg:x2="0.002cm" svg:y2="4.001cm"><text:p/></draw:line><draw:line draw:style-name="gr75" draw:text-style-name="P34" svg:x1="1.002cm" svg:y1="0.001cm" svg:x2="1.002cm" svg:y2="4.001cm"><text:p/></draw:line><draw:line draw:style-name="gr76" draw:text-style-name="P34" svg:x1="2.002cm" svg:y1="0.001cm" svg:x2="2.002cm" svg:y2="4.001cm"><text:p/></draw:line><draw:line draw:style-name="gr77" draw:text-style-name="P34" svg:x1="3.002cm" svg:y1="0.001cm" svg:x2="3.002cm" svg:y2="4.001cm"><text:p/></draw:line><draw:line draw:style-name="gr78" draw:text-style-name="P34" svg:x1="4.003cm" svg:y1="0.001cm" svg:x2="4.003cm" svg:y2="4.001cm"><text:p/></draw:line><draw:line draw:style-name="gr79" draw:text-style-name="P34" svg:x1="5.003cm" svg:y1="0.001cm" svg:x2="5.003cm" svg:y2="4.001cm"><text:p/></draw:line><draw:line draw:style-name="gr80" draw:text-style-name="P34" svg:x1="0.002cm" svg:y1="0.001cm" svg:x2="5.002cm" svg:y2="0.001cm"><text:p/></draw:line><draw:line draw:style-name="gr81" draw:text-style-name="P34" svg:x1="0.002cm" svg:y1="1.001cm" svg:x2="5.002cm" svg:y2="1.001cm"><text:p/></draw:line><draw:line draw:style-name="gr82" draw:text-style-name="P34" svg:x1="0.002cm" svg:y1="2.001cm" svg:x2="5.002cm" svg:y2="2.001cm"><text:p/></draw:line><draw:line draw:style-name="gr83" draw:text-style-name="P34" svg:x1="0.002cm" svg:y1="3.001cm" svg:x2="5.002cm" svg:y2="3.001cm"><text:p/></draw:line><draw:custom-shape draw:style-name="gr84" draw:text-style-name="P34" svg:width="1.001cm" svg:height="1.001cm" svg:x="0.002cm" svg:y="0cm"><text:p/><draw:enhanced-geometry svg:viewBox="0 0 21600 21600" draw:type="rectangle" draw:enhanced-path="M 0 0 L 21600 0 21600 21600 0 21600 0 0 Z N"/></draw:custom-shape><draw:custom-shape draw:style-name="gr85" draw:text-style-name="P34" svg:width="0.202cm" svg:height="1.001cm" svg:x="1.002cm" svg:y="1cm"><text:p/><draw:enhanced-geometry svg:viewBox="0 0 21600 21600" draw:type="rectangle" draw:enhanced-path="M 0 0 L 21600 0 21600 21600 0 21600 0 0 Z N"/></draw:custom-shape><draw:custom-shape draw:style-name="gr86" draw:text-style-name="P34" xml:id="id30" draw:id="id30" svg:width="0.101cm" svg:height="0.101cm" svg:x="5.202cm" svg:y="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7" draw:text-style-name="P34" xml:id="id31" draw:id="id31" svg:width="0.101cm" svg:height="0.1cm" svg:x="5.202cm" svg:y="1.501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8" draw:text-style-name="P34" draw:type="curve" svg:x1="5.302cm" svg:y1="0.45cm" svg:x2="5.302cm" svg:y2="1.55cm" draw:start-shape="id30" draw:start-glue-point="10" draw:end-shape="id31" draw:end-glue-point="10" svg:d="m5302 450c752 0 752 1100 0 1100" svg:viewBox="0 0 566 1102"><text:p text:style-name="P33"><text:span text:style-name="T15"><text:s text:c="11"/></text:span><text:span text:style-name="T15">½ T</text:span></text:p></draw:connector><draw:custom-shape draw:style-name="gr89" draw:text-style-name="P34" xml:id="id32" draw:id="id32" svg:width="0.101cm" svg:height="0.1cm" svg:x="5.202cm" svg:y="2.501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0" draw:text-style-name="P34" draw:type="curve" svg:x1="5.302cm" svg:y1="1.55cm" svg:x2="5.302cm" svg:y2="2.551cm" draw:start-shape="id31" draw:start-glue-point="10" draw:end-shape="id32" draw:end-glue-point="10" svg:d="m5302 1550c752 0 752 1001 0 1001" svg:viewBox="0 0 566 1002"><text:p text:style-name="P33"><text:span text:style-name="T15"><text:s text:c="12"/></text:span><text:span text:style-name="T15">½ <text:s/>T</text:span></text:p></draw:connector><draw:custom-shape draw:style-name="gr91" draw:text-style-name="P34" svg:width="0.1cm" svg:height="1.001cm" svg:x="2.203cm" svg:y="1cm"><text:p/><draw:enhanced-geometry svg:viewBox="0 0 21600 21600" draw:type="rectangle" draw:enhanced-path="M 0 0 L 21600 0 21600 21600 0 21600 0 0 Z N"/></draw:custom-shape><draw:custom-shape draw:style-name="gr92" draw:text-style-name="P34" svg:width="0.101cm" svg:height="1.001cm" svg:x="3.302cm" svg:y="1cm"><text:p/><draw:enhanced-geometry svg:viewBox="0 0 21600 21600" draw:type="rectangle" draw:enhanced-path="M 0 0 L 21600 0 21600 21600 0 21600 0 0 Z N"/></draw:custom-shape><draw:custom-shape draw:style-name="gr93" draw:text-style-name="P34" svg:width="0.101cm" svg:height="1.001cm" svg:x="4.403cm" svg:y="1cm"><text:p/><draw:enhanced-geometry svg:viewBox="0 0 21600 21600" draw:type="rectangle" draw:enhanced-path="M 0 0 L 21600 0 21600 21600 0 21600 0 0 Z N"/></draw:custom-shape><draw:custom-shape draw:style-name="gr94" draw:text-style-name="P34" svg:width="0.502cm" svg:height="1.001cm" svg:x="3.002cm" svg:y="2cm"><text:p/><draw:enhanced-geometry svg:viewBox="0 0 21600 21600" draw:type="rectangle" draw:enhanced-path="M 0 0 L 21600 0 21600 21600 0 21600 0 0 Z N"/></draw:custom-shape><draw:custom-shape draw:style-name="gr95" draw:text-style-name="P34" svg:width="0.502cm" svg:height="1.001cm" svg:x="2.002cm" svg:y="2cm"><text:p/><draw:enhanced-geometry svg:viewBox="0 0 21600 21600" draw:type="rectangle" draw:enhanced-path="M 0 0 L 21600 0 21600 21600 0 21600 0 0 Z N"/></draw:custom-shape><draw:custom-shape draw:style-name="gr96" draw:text-style-name="P34" svg:width="0.502cm" svg:height="1.001cm" svg:x="4.003cm" svg:y="2cm"><text:p/><draw:enhanced-geometry svg:viewBox="0 0 21600 21600" draw:type="rectangle" draw:enhanced-path="M 0 0 L 21600 0 21600 21600 0 21600 0 0 Z N"/></draw:custom-shape><draw:custom-shape draw:style-name="gr97" draw:text-style-name="P34" svg:width="0.502cm" svg:height="1.001cm" svg:x="1.002cm" svg:y="2cm"><text:p/><draw:enhanced-geometry svg:viewBox="0 0 21600 21600" draw:type="rectangle" draw:enhanced-path="M 0 0 L 21600 0 21600 21600 0 21600 0 0 Z N"/></draw:custom-shape><draw:custom-shape draw:style-name="gr98" draw:text-style-name="P34" svg:width="0.1cm" svg:height="1.001cm" svg:x="1.503cm" svg:y="2cm"><text:p/><draw:enhanced-geometry svg:viewBox="0 0 21600 21600" draw:type="rectangle" draw:enhanced-path="M 0 0 L 21600 0 21600 21600 0 21600 0 0 Z N"/></draw:custom-shape><draw:custom-shape draw:style-name="gr99" draw:text-style-name="P34" svg:width="0.101cm" svg:height="1.001cm" svg:x="2.602cm" svg:y="2cm"><text:p/><draw:enhanced-geometry svg:viewBox="0 0 21600 21600" draw:type="rectangle" draw:enhanced-path="M 0 0 L 21600 0 21600 21600 0 21600 0 0 Z N"/></draw:custom-shape><draw:custom-shape draw:style-name="gr100" draw:text-style-name="P34" svg:width="0.101cm" svg:height="1.001cm" svg:x="3.703cm" svg:y="2cm"><text:p/><draw:enhanced-geometry svg:viewBox="0 0 21600 21600" draw:type="rectangle" draw:enhanced-path="M 0 0 L 21600 0 21600 21600 0 21600 0 0 Z N"/></draw:custom-shape><draw:custom-shape draw:style-name="gr101" draw:text-style-name="P34" svg:width="0.2cm" svg:height="1.001cm" svg:x="4.803cm" svg:y="2cm"><text:p/><draw:enhanced-geometry svg:viewBox="0 0 21600 21600" draw:type="rectangle" draw:enhanced-path="M 0 0 L 21600 0 21600 21600 0 21600 0 0 Z N"/></draw:custom-shape><draw:line draw:style-name="gr102" draw:text-style-name="P34" svg:x1="0.002cm" svg:y1="4.001cm" svg:x2="5.002cm" svg:y2="4.001cm"><text:p/></draw:line><draw:custom-shape draw:style-name="gr103" draw:text-style-name="P34" svg:width="1.001cm" svg:height="1.001cm" svg:x="1.002cm" svg:y="3cm"><text:p/><draw:enhanced-geometry svg:viewBox="0 0 21600 21600" draw:type="rectangle" draw:enhanced-path="M 0 0 L 21600 0 21600 21600 0 21600 0 0 Z N"/></draw:custom-shape><draw:custom-shape draw:style-name="gr104" draw:text-style-name="P34" svg:width="1.001cm" svg:height="1.001cm" svg:x="2.002cm" svg:y="3cm"><text:p/><draw:enhanced-geometry svg:viewBox="0 0 21600 21600" draw:type="rectangle" draw:enhanced-path="M 0 0 L 21600 0 21600 21600 0 21600 0 0 Z N"/></draw:custom-shape><draw:custom-shape draw:style-name="gr105" draw:text-style-name="P34" svg:width="1.001cm" svg:height="1.001cm" svg:x="3.002cm" svg:y="3cm"><text:p/><draw:enhanced-geometry svg:viewBox="0 0 21600 21600" draw:type="rectangle" draw:enhanced-path="M 0 0 L 21600 0 21600 21600 0 21600 0 0 Z N"/></draw:custom-shape><draw:custom-shape draw:style-name="gr106" draw:text-style-name="P34" svg:width="1.001cm" svg:height="1.001cm" svg:x="4.003cm" svg:y="3cm"><text:p/><draw:enhanced-geometry svg:viewBox="0 0 21600 21600" draw:type="rectangle" draw:enhanced-path="M 0 0 L 21600 0 21600 21600 0 21600 0 0 Z N"/></draw:custom-shape><draw:custom-shape draw:style-name="gr107" draw:text-style-name="P34" xml:id="id33" draw:id="id33" svg:width="0.101cm" svg:height="0.1cm" svg:x="5.202cm" svg:y="3.501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08" draw:text-style-name="P34" draw:type="curve" svg:x1="5.302cm" svg:y1="2.551cm" svg:x2="5.302cm" svg:y2="3.551cm" draw:start-shape="id32" draw:start-glue-point="10" draw:end-shape="id33" draw:end-glue-point="10" svg:d="m5302 2551c752 0 752 1000 0 1000" svg:viewBox="0 0 566 1002"><text:p text:style-name="P33"><text:span text:style-name="T15"><text:s text:c="19"/></text:span><text:span text:style-name="T15">¾ * ½ T</text:span></text:p></draw:connector></draw:g></text:p>
      <text:p text:style-name="P22"/>
      <text:p text:style-name="P22"/>
      <text:p text:style-name="P22"/>
      <text:p text:style-name="P22"/>
      <text:p text:style-name="P22"/>
      <text:p text:style-name="P22"/>
      <text:p text:style-name="P22"/>
      <text:p text:style-name="P22"/>
      <text:p text:style-name="P23">In diesem Beispiel sendet A erst nur 50% der Datei an alle Rechner und sorgt somit dafür, das viel eher die Rechner selbst verteilen können, die 2te Hälfte folgt später, parallel zum Upload der einzelnen Rechner. Natürlich hat diese<text:span text:style-name="T12">s</text:span> System die selben Probleme wie mit 4 Chunks allerdings sieht man direkt dass statt ¾ T nur noch ¾ * ½ T benötigt werden. Daher wird mit jeder Verdoppelung der Chunks die Zeit nach T halbiert. Das ist ein überaus mächtiger Zusammenhang.</text:p>
      <text:p text:style-name="P23"/>
      <text:p text:style-name="P23"><text:soft-page-break/></text:p>
      <text:p text:style-name="P23"><text:span text:style-name="T1">Probleme:</text:span> </text:p>
      <text:p text:style-name="P23"/>
      <text:p text:style-name="P23">- Die Implementierung ist extrem kompliziert, wenn man EXAKT dieses System verwenden will. Denn hier wäre eine Menge State erforderlich, die jeder Client über jeden anderen Clienten managen müsste. A wäre z.b. in einer besonderen Position, weil A eben aufpassen müsste, nicht direkt alles zu senden und A müsste GENAU ein 1/n an jeden anderen schicken → Ausfallsicherheit wäre damit nicht mehr gewährleistet und das gesamte System würde prinzipiell nicht mehr funktionieren. <text:span text:style-name="T13">(Falls z.B. einer der Clienten ausfällt, ist auch 1/n Bytes weg)</text:span></text:p>
      <text:p text:style-name="P23"/>
      <text:p text:style-name="P23">BitTorrent hat einen ähnlichen Mechanismus namens Superseeding, jedoch ist dieser Modus noch in Entwicklung und hat auch einige Einschränkungen.</text:p>
      <text:p text:style-name="P23"/>
      <text:p text:style-name="P23">Ich strebe nach einem allgemein anwendbaren Verfahren, dass immer funktioniert. Natürlich werde ich damit zeitlich nicht die untere Schranke berühren können allerdings versuche ich, die Differenz auf ein Minimum zu reduzieren und dabei die Impl. <text:span text:style-name="T13">e</text:span>infach und robust zu halten.</text:p>
      <text:p text:style-name="P23"/>
      <text:p text:style-name="P23"/>
      <text:p text:style-name="P30">Besser:</text:p>
      <text:p text:style-name="P30"/>
      <text:p text:style-name="P23">Das nun vorgestellte Verfahren stellt den Mittelpunkt dieser Arbeit dar und soll schlussendlich auch den Kern des Programms bilden.</text:p>
      <text:p text:style-name="P23"/>
      <text:p text:style-name="P23">Ich werde Modell 1 und 3 ebenfalls implementieren und mit dem nun folgenden Modell vergleichen und (hoffentlich) eine Korrelation zwischen den theoretischen Überlegungen und der praktischen Umsetzung erkennen.</text:p>
      <text:p text:style-name="P23"/>
      <text:p text:style-name="P30">4. Das dezentrale Chunk-Swarm System:</text:p>
      <text:p text:style-name="P30"/>
      <text:p text:style-name="P23">Eine Datei besteht aus einer bestimmten Anzahl an Chunks, welche alle indivi<text:span text:style-name="T14">d</text:span>uell übertragen werden können.</text:p>
      <text:p text:style-name="P30"/>
      <text:p text:style-name="P23">Jeder Rechner wird als Actor(CSP) betrachtet, dessen Aufgaben und Möglichkeiten stark begrenzt sind.</text:p>
      <text:p text:style-name="P23"/>
      <text:p text:style-name="P23">Jeder Actor ist bemüht, seine „Goals“ zu realisieren und zwar möglichst schnell und effizient. Es wird hierbei eine gewisse kollektive intelligente Verteilung entstehen, welche hoffentlich nahe an das Optimum herankommt.</text:p>
      <text:p text:style-name="P23"/>
      <text:p text:style-name="P23">Ein Goal wäre z.B. eine gewisse Datei aus dem Netzwerk an Actorn möglichst schnell herunter zu laden und gleichfalls dafür zu sorgen, dass auch andere Actors dies erreichen können. Hilfst-du-mir-helf-ich-dir.</text:p>
      <text:p text:style-name="P23"/>
      <text:p text:style-name="P23">Jeder Actor ist mit allen anderen Actors verbunden und kann:</text:p>
      <text:p text:style-name="P23">- jeden einzelnen Actor fragen, welche Dateien <text:span text:style-name="T7">und in welchem Ausmaß (welche Chunks) </text:span>er anbietet.</text:p>
      <text:p text:style-name="P23">- <text:span text:style-name="T7">jeden einzelnen Actor bitten, ihm einen gewissen Chunk zu schicken. Dieser Chunk muss natürlich vom anderen Actor angeboten werden. Zusätzlich läd jeder Actor immer nur stets ein Chunk von einem anderen Actor herunter, um die Bandbreite zu schonen. Dies wird auf beiden Seiten kontrolliert und kann nicht umgangen werden, auch wenn ein „schadhafter“ Actor Teil des Netzes ist.</text:span></text:p>
      <text:p text:style-name="P23"/>
      <text:p text:style-name="P23"><text:soft-page-break/><text:span text:style-name="T7">Jeder Actor macht nun periodisch folgendes:</text:span></text:p>
      <text:p text:style-name="P23"><text:span text:style-name="T7">- Ein Statusupdate aller Actors (welche Dateien angeboten werden etc)</text:span></text:p>
      <text:p text:style-name="P24">Es wird nun ermittelt welche Chunks von Interesse sind. Chunks die interessant sind aber von einem Actor angeboten werden, von dem man bereits herunterläd werden vorerst ignoriert.</text:p>
      <text:p text:style-name="P24">Anschließend werden evt. neue Downloads gestartet.</text:p>
      <text:p text:style-name="P24"/>
      <text:p text:style-name="P24">Die Auswahl der Chunks erfolgt so:</text:p>
      <text:p text:style-name="P24">Man habe eine sortierte Map, wobei immer von ActorId → List of Chunks abgebildet wird:</text:p>
      <text:p text:style-name="P24">Sortiert wird nach der Anzahl der angebotenen Chunks in aufsteigender Reihenfolge.</text:p>
      <text:p text:style-name="P24">Chunks die nicht benötigt werden oder bereits herundergeladen werden, werden nicht aufgeführt.</text:p>
      <text:p text:style-name="P24"/>
      <text:p text:style-name="P24">A → 1, 2</text:p>
      <text:p text:style-name="P24">B → 2, 4, 7, 8</text:p>
      <text:p text:style-name="P24">C → 1, 6, 10, 11</text:p>
      <text:p text:style-name="P24"/>
      <text:p text:style-name="P24">Nun wählt der Actor von oben beginnend aus der Map jeweils einen Chunk aus, den er herunterlädt.</text:p>
      <text:p text:style-name="P24">Also z.B. Von A Chunk 1. Danach wird die Map geupdated und evt. neu sortiert:</text:p>
      <text:p text:style-name="P24"/>
      <text:p text:style-name="P24">Wie man sieht, ist A verschwunden, da wir nicht parallel vom selben Anbieter herunterladen. Außerdem ist Chunk 1 aus der Map verschwunden, deshalb ist C nach oben gerutscht weil C nur noch 3 statt 4 Chunks anbieten kann, usw.</text:p>
      <text:p text:style-name="P24"/>
      <text:p text:style-name="P24">C → 6, 10, 11</text:p>
      <text:p text:style-name="P24">B → 2, 4, 7, 8</text:p>
      <text:p text:style-name="P24"/>
      <text:p text:style-name="P24"/>
      <text:p text:style-name="P24">Nun kommt der Knackpunkt: Wenn es mehr als einen Chunk gibt pro Anbieter, welcher soll heruntergeladen werden ? Wenn man stets den ersten nimmt hat man ein großes Problem.</text:p>
      <text:p text:style-name="P24">Wenn zu Beginn A 1-100 Chunks hat und B, C, D gar nichts, so folgt:</text:p>
      <text:p text:style-name="P24"/>
      <text:p text:style-name="P24">A → 1-100</text:p>
      <text:p text:style-name="P24"/>
      <text:p text:style-name="P24">und B, C, D laden alle Chunk 1. Danach sieht das Netzwerk so aus:</text:p>
      <text:p text:style-name="P24"/>
      <text:p text:style-name="P24">B → 1</text:p>
      <text:p text:style-name="P24">C → 1</text:p>
      <text:p text:style-name="P24">D → 1</text:p>
      <text:p text:style-name="P24">A → 1-100</text:p>
      <text:p text:style-name="P24"/>
      <text:p text:style-name="P24">B, C und D können rein gar nichts untereinander tauschen. Wir haben das Client-Server Modell auf komplizierte Art und Weise implementiert. =( =(</text:p>
      <text:p text:style-name="P24"/>
      <text:p text:style-name="P24">Lösung:</text:p>
      <text:p text:style-name="P24"/>
      <text:p text:style-name="P24">Die Wahl muss zufällig oder strukturiert erfolgen.</text:p>
      <text:p text:style-name="P24"/>
      <text:p text:style-name="P24">Zufällig ist simpel von der Implementierung und könnte z.B, folgende Verteilung hervorbringen:</text:p>
      <text:p text:style-name="P24"/>
      <text:p text:style-name="P24">B → 53</text:p>
      <text:p text:style-name="P24">C → 7</text:p>
      <text:p text:style-name="P24">D → 13</text:p>
      <text:p text:style-name="P24">A → 1-100</text:p>
      <text:p text:style-name="P24"><text:soft-page-break/></text:p>
      <text:p text:style-name="P24">Das ist schon nicht schlecht, dummerweise kann dieses System auch „zufällig“ doppelte Chunks verbreiten. Sprich:</text:p>
      <text:p text:style-name="P24"/>
      <text:p text:style-name="P24">B → 91</text:p>
      <text:p text:style-name="P24">C → 18</text:p>
      <text:p text:style-name="P24">D → 18</text:p>
      <text:p text:style-name="P24">A → 1-100</text:p>
      <text:p text:style-name="P24"/>
      <text:p text:style-name="P24">Man müsste hier also mit einem gewissen negativ Faktor rechnen, als grobe Schätzung würde ich mit 0.6 – 0.8 rechnen. Das müsste durch Benchmarks bestimmt werden.</text:p>
      <text:p text:style-name="P24"/>
      <text:p text:style-name="P24">Das Problem strukturiert anzugehen ist knifflig, da jeder Actor wissen darüber haben müsste, was die anderen herunter haben.</text:p>
      <text:p text:style-name="P24"/>
      <text:p text:style-name="P24">Daher könnte man überlegen ob der Actor selbst nicht auswählt was er läd, sondern der Actor der Chunks hochläd. <text:span text:style-name="T8">Also man fragt in dem Fall einen anderen Actor: Ich brauche Das und Das, was kannst du mir anbieten ? Hat aber auch Schwächen. </text:span></text:p>
      <text:p text:style-name="P24"/>
      <text:p text:style-name="P25">Hier bleibt Klärungsbedarf. Denkbar wäre auch, dass jeder Actor die letzten 100 Transaktionen als Information publizieren darf, damit andere Actor darauf basierend ihre Entscheidungen treffen können.</text:p>
      <text:p text:style-name="P25"/>
      <text:p text:style-name="P25">So oder so wäre dies nichts weiter als eine Approximation an die untere machbare Grenze. Ich erwarte hier allerdings erheblichen Overhead durch Statusnachrichten, hier muss also die Chunkanzahl an die Dateigröße und an die Netzwerkkapazitäten angepasst werden.</text:p>
      <text:p text:style-name="P25"/>
      <text:p text:style-name="P25"/>
      <text:p text:style-name="P25"/>
      <text:p text:style-name="P31">Modularisierung der Anwendung:</text:p>
      <text:p text:style-name="P31"/>
      <text:p text:style-name="P26">Da es sich hier um eine äußerst komplexe Anwendung handelt, sollte im Vorfeld eine strikte Trennung der Komponenten gewährleistet werden, um mögliche Ziele, bei Bedarf, zu reduzieren.</text:p>
      <text:p text:style-name="P26"/>
      <text:p text:style-name="P31">Module:</text:p>
      <text:p text:style-name="P26"/>
      <text:p text:style-name="P26">Core-Logic (Actor, ChunkedData, Network – Abstraktionen.)</text:p>
      <text:p text:style-name="P26">→ Dieses Modul definiert quasi alle Interfaces, die benötigt werden, um die 3 Modelle zu implementieren. Vorallem ist hier eine Standard-Impl. In-memory denkbar. Damit kann man die Logik unabhängig von Netzwerkproblemen lösen. Hier sollten sich ziemlich genau und leicht reproduzierbare Benchmarks umsetzen lassen. <text:span text:style-name="T10">Hier wird also das Hauptproblem simuliert mit Timern und Threads.</text:span></text:p>
      <text:p text:style-name="P26"/>
      <text:p text:style-name="P26"/>
      <text:p text:style-name="P26">Core-Logic-Network</text:p>
      <text:p text:style-name="P26">→ Dieses Modul stellt eine Implementierung des Core-Logic Moduls für auf Sockets basierende Netzwerke dar.</text:p>
      <text:p text:style-name="P26"/>
      <text:p text:style-name="P26"/>
      <text:p text:style-name="P26">Rendezvous-Network</text:p>
      <text:p text:style-name="P26">→ Dieses Modul beinhaltet einen Server, der dafür sorgt, dass zwei hinter NAT's sitzende Rechner mit sich ändernden globalen IP's sich dennoch verbinden können.</text:p>
      <text:p text:style-name="P26"><text:soft-page-break/></text:p>
      <text:p text:style-name="P27">Filesystem</text:p>
      <text:p text:style-name="P27">→ Dieses Modul <text:span text:style-name="T9">impl. ChunkedData auf Basis einer echten Datei. Bislang war bis wurde ChunkedData nur simuliert.</text:span></text:p>
      <text:p text:style-name="P27"/>
      <text:p text:style-name="P27"/>
      <text:p text:style-name="P28"><text:span text:style-name="T9">G</text:span>UI</text:p>
      <text:p text:style-name="P28">→ Dieses Modul impl. Eine grafische Schnittstelle. Dieses Modul kommt wenn ganz zum Schluss, da es das fertige Programm samt Netzwerk und FileSystem lediglich abrunden würde.</text:p>
      <text:p text:style-name="P28"/>
      <text:p text:style-name="P28"/>
      <text:p text:style-name="P28">Security</text:p>
      <text:p text:style-name="P28">→ Dieses Modul ist als Zusatzmodul gedacht, falls noch Zeit bleibt. Hier könnte man ein Client/Server System aufsetzen, welches User verwaltet und dafür sorgt, dass sich Freunde sicher verbinden könn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hatch draw:name="Blue_20_Crossed_20_45_20_Degrees" draw:display-name="Blue Crossed 45 Degrees" draw:style="double" draw:color="#000080" draw:distance="0.043cm" draw:rotation="450"/>
    <draw:hatch draw:name="Blue_20_Triple_20_90_20_Degrees" draw:display-name="Blue Triple 90 Degrees" draw:style="triple" draw:color="#0000ff" draw:distance="0.058cm" draw:rotation="900"/>
    <draw:hatch draw:name="Red_20_Crossed_20_45_20_Degrees" draw:display-name="Red Crossed 45 Degrees" draw:style="double" draw:color="#800000" draw:distance="0.043cm" draw:rotation="450"/>
    <draw:marker draw:name="Arrow"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2:42:14.141722000</meta:creation-date>
    <dc:date>2014-08-05T15:07:33.665051000</dc:date>
    <meta:editing-duration>PT2H9M9S</meta:editing-duration>
    <meta:editing-cycles>17</meta:editing-cycles>
    <meta:generator>LibreOffice/4.1.3.2$MacOSX_x86 LibreOffice_project/70feb7d99726f064edab4605a8ab840c50ec57a</meta:generator>
    <meta:document-statistic meta:table-count="0" meta:image-count="0" meta:object-count="0" meta:page-count="10" meta:paragraph-count="155" meta:word-count="2473" meta:character-count="15660" meta:non-whitespace-character-count="13328"/>
  </office:meta>
</office:document-meta>
</file>